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063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2.7272in"/>
    </style:style>
    <style:style style:name="co4" style:family="table-column">
      <style:table-column-properties fo:break-before="auto" style:column-width="2.5634in"/>
    </style:style>
    <style:style style:name="co5" style:family="table-column">
      <style:table-column-properties fo:break-before="auto" style:column-width="3.494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.5555in"/>
    </style:style>
    <style:style style:name="ce5" style:family="table-cell" style:parent-style-name="Default" style:data-style-name="N100">
      <style:table-cell-properties fo:border-bottom="none" style:text-align-source="fix" style:repeat-content="false" fo:border-left="none" fo:border-right="none" fo:border-top="1.3pt solid #000000"/>
      <style:paragraph-properties fo:text-align="center" fo:margin-left="0in"/>
    </style:style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.139in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.139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.139in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fo:background-color="#00ff00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6" table:number-columns-repeated="1018" table:default-cell-style-name="ce6"/>
        <table:table-row table:style-name="ro1">
          <table:table-cell office:value-type="string">
            <text:p>Paul Reich 03-07-13</text:p>
          </table:table-cell>
          <table:table-cell/>
          <table:table-cell office:value-type="string">
            <text:p>ATMEGARFA128A1 Feature Table</text:p>
          </table:table-cell>
          <table:table-cell office:value-type="string">
            <text:p>Page references for Atmel data sheet</text:p>
          </table:table-cell>
          <table:table-cell table:style-name="ce6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>
            <text:p>REGISTER</text:p>
          </table:table-cell>
          <table:table-cell table:style-name="ce2" office:value-type="string">
            <text:p>Bit number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Default Feature Bitmap</text:p>
          </table:table-cell>
          <table:table-cell table:style-name="ce13" office:value-type="string">
            <text:p>Recommended Feature Bitmap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Extended Config. Register</text:p>
          </table:table-cell>
          <table:table-cell/>
          <table:table-cell table:style-name="ce7"/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4" office:value-type="string">
            <text:p>Undocumented</text:p>
          </table:table-cell>
          <table:table-cell office:value-type="float" office:value="7">
            <text:p>7</text:p>
          </table:table-cell>
          <table:table-cell table:style-name="ce7" office:value-type="string">
            <text:p>Undocumented</text:p>
          </table:table-cell>
          <table:table-cell table:style-name="ce7" office:value-type="string">
            <text:p>1 <text:s text:c="3"/>(not set)</text:p>
          </table:table-cell>
          <table:table-cell table:style-name="ce7" office:value-type="string">
            <text:p><text:span text:style-name="T1">1</text:span> <text:s text:c="3"/>(not set)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Undocumented</text:p>
          </table:table-cell>
          <table:table-cell office:value-type="float" office:value="6">
            <text:p>6</text:p>
          </table:table-cell>
          <table:table-cell table:style-name="ce7" office:value-type="string">
            <text:p>Undocumented</text:p>
          </table:table-cell>
          <table:table-cell table:style-name="ce7" office:value-type="string">
            <text:p>1 <text:s text:c="3"/>(not set)</text:p>
          </table:table-cell>
          <table:table-cell table:style-name="ce7" office:value-type="string">
            <text:p><text:span text:style-name="T1">1</text:span> <text:s text:c="3"/>(not set)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Undocumented</text:p>
          </table:table-cell>
          <table:table-cell office:value-type="float" office:value="5">
            <text:p>5</text:p>
          </table:table-cell>
          <table:table-cell table:style-name="ce7" office:value-type="string">
            <text:p>Undocumented</text:p>
          </table:table-cell>
          <table:table-cell table:style-name="ce7" office:value-type="string">
            <text:p>1 <text:s text:c="3"/>(not set)</text:p>
          </table:table-cell>
          <table:table-cell table:style-name="ce7" office:value-type="string">
            <text:p><text:span text:style-name="T1">1</text:span> <text:s text:c="3"/>(not set)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Undocumented</text:p>
          </table:table-cell>
          <table:table-cell office:value-type="float" office:value="4">
            <text:p>4</text:p>
          </table:table-cell>
          <table:table-cell table:style-name="ce7" office:value-type="string">
            <text:p>Undocumented</text:p>
          </table:table-cell>
          <table:table-cell table:style-name="ce7" office:value-type="string">
            <text:p>1 <text:s text:c="3"/>(not set)</text:p>
          </table:table-cell>
          <table:table-cell table:style-name="ce7" office:value-type="string">
            <text:p><text:span text:style-name="T1">1</text:span> <text:s text:c="3"/>(not set)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RESERVED</text:p>
          </table:table-cell>
          <table:table-cell office:value-type="float" office:value="3">
            <text:p>3</text:p>
          </table:table-cell>
          <table:table-cell table:style-name="ce7" office:value-type="string">
            <text:p>Undocumented</text:p>
          </table:table-cell>
          <table:table-cell table:style-name="ce7" office:value-type="string">
            <text:p>1 <text:s text:c="3"/>(not set) <text:s/>DO NOT MODIFY</text:p>
          </table:table-cell>
          <table:table-cell table:style-name="ce7" office:value-type="string">
            <text:p><text:span text:style-name="T1">1</text:span> <text:s text:c="3"/>(not set) <text:s/>DO NOT MODIFY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BODLEVEL2</text:p>
          </table:table-cell>
          <table:table-cell office:value-type="float" office:value="2">
            <text:p>2</text:p>
          </table:table-cell>
          <table:table-cell table:style-name="ce7" office:value-type="string">
            <text:p>Brown Out Detector MSB</text:p>
          </table:table-cell>
          <table:table-cell table:style-name="ce7" office:value-type="string">
            <text:p>1 <text:s text:c="3"/>(not set)</text:p>
          </table:table-cell>
          <table:table-cell table:style-name="ce7" office:value-type="string">
            <text:p><text:span text:style-name="T1">1</text:span> <text:s/>}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BODLEVEL1</text:p>
          </table:table-cell>
          <table:table-cell office:value-type="float" office:value="1">
            <text:p>1</text:p>
          </table:table-cell>
          <table:table-cell table:style-name="ce8" office:value-type="string">
            <text:p>Brown Out Detector</text:p>
          </table:table-cell>
          <table:table-cell table:style-name="ce7" office:value-type="string">
            <text:p>1 <text:s text:c="3"/>(not set)</text:p>
          </table:table-cell>
          <table:table-cell table:style-name="ce7" office:value-type="string">
            <text:p><text:span text:style-name="T1">1</text:span> <text:s/>} <text:span text:style-name="T2"><text:s/>Disable Brown Out Reset</text:span> <text:s text:c="20"/><text:span text:style-name="T1"><text:s/>Note (a)</text:span>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BODLEVEL0</text:p>
          </table:table-cell>
          <table:table-cell office:value-type="float" office:value="0">
            <text:p>0</text:p>
          </table:table-cell>
          <table:table-cell table:style-name="ce7" office:value-type="string">
            <text:p>Brown Out Detector LSB</text:p>
          </table:table-cell>
          <table:table-cell table:style-name="ce7" office:value-type="string">
            <text:p>0 <text:s text:c="3"/>(set)</text:p>
          </table:table-cell>
          <table:table-cell table:style-name="ce7" office:value-type="string">
            <text:p><text:span text:style-name="T1">1</text:span> <text:s/>}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3" office:value-type="string">
            <text:p>Config. Register High Byte</text:p>
          </table:table-cell>
          <table:table-cell/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4" office:value-type="string">
            <text:p>OCDEN</text:p>
          </table:table-cell>
          <table:table-cell office:value-type="float" office:value="7">
            <text:p>7</text:p>
          </table:table-cell>
          <table:table-cell table:style-name="ce7" office:value-type="string">
            <text:p>On-Chip Debug</text:p>
          </table:table-cell>
          <table:table-cell table:style-name="ce7" office:value-type="string">
            <text:p>1 <text:s text:c="3"/>(on chip debug disabled)</text:p>
          </table:table-cell>
          <table:table-cell table:style-name="ce7" office:value-type="string">
            <text:p><text:span text:style-name="T1">1</text:span> <text:s text:c="3"/><text:span text:style-name="T2">Do Not Use for production</text:span> code <text:s text:c="10"/><text:span text:style-name="T1"><text:s/>Note (b)</text:span>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JTAGEN</text:p>
          </table:table-cell>
          <table:table-cell office:value-type="float" office:value="6">
            <text:p>6</text:p>
          </table:table-cell>
          <table:table-cell table:style-name="ce7" office:value-type="string">
            <text:p>JTAG programming feature</text:p>
          </table:table-cell>
          <table:table-cell table:style-name="ce7" office:value-type="string">
            <text:p>0 <text:s text:c="3"/>(set) <text:s text:c="9"/>( JTAG enabled)</text:p>
          </table:table-cell>
          <table:table-cell table:style-name="ce7" office:value-type="string">
            <text:p><text:span text:style-name="T1">1</text:span> <text:s text:c="3"/>(<text:span text:style-name="T2">disable <text:s/>JTAG</text:span>) <text:s text:c="39"/><text:span text:style-name="T1"><text:s/>Note (c)</text:span>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PIEN</text:p>
          </table:table-cell>
          <table:table-cell office:value-type="float" office:value="5">
            <text:p>5</text:p>
          </table:table-cell>
          <table:table-cell table:style-name="ce7" office:value-type="string">
            <text:p>SPI Programming feature</text:p>
          </table:table-cell>
          <table:table-cell table:style-name="ce7" office:value-type="string">
            <text:p>0 <text:s text:c="3"/>(set) <text:s text:c="9"/>(SPI enabled)</text:p>
          </table:table-cell>
          <table:table-cell table:style-name="ce7" office:value-type="string">
            <text:p><text:span text:style-name="T1">0</text:span> <text:s text:c="3"/>(<text:span text:style-name="T2">SPI enabled</text:span>)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WDTON</text:p>
          </table:table-cell>
          <table:table-cell office:value-type="float" office:value="4">
            <text:p>4</text:p>
          </table:table-cell>
          <table:table-cell table:style-name="ce7" office:value-type="string">
            <text:p>Watch dog always on</text:p>
          </table:table-cell>
          <table:table-cell table:style-name="ce7" office:value-type="string">
            <text:p>1 <text:s text:c="3"/>(not set)</text:p>
          </table:table-cell>
          <table:table-cell table:style-name="ce7" office:value-type="string">
            <text:p><text:span text:style-name="T1">1</text:span> <text:s text:c="3"/>(<text:span text:style-name="T2">disabled</text:span>) <text:s text:c="7"/>See pg 188 if using Watch Dog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EESAVE</text:p>
          </table:table-cell>
          <table:table-cell office:value-type="float" office:value="3">
            <text:p>3</text:p>
          </table:table-cell>
          <table:table-cell table:style-name="ce7" office:value-type="string">
            <text:p>Chip erase preserves EEPROM</text:p>
          </table:table-cell>
          <table:table-cell table:style-name="ce7" office:value-type="string">
            <text:p>1 <text:s text:c="3"/>(not set)</text:p>
          </table:table-cell>
          <table:table-cell table:style-name="ce7" office:value-type="string">
            <text:p><text:span text:style-name="T1">0</text:span> <text:s text:c="3"/><text:span text:style-name="T2">Preserve EEPROM content during chip erase</text:span>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BOOTSZ1</text:p>
          </table:table-cell>
          <table:table-cell office:value-type="float" office:value="2">
            <text:p>2</text:p>
          </table:table-cell>
          <table:table-cell table:style-name="ce7" office:value-type="string">
            <text:p>Select Boot Block Size MSB</text:p>
          </table:table-cell>
          <table:table-cell table:style-name="ce7" office:value-type="string">
            <text:p>0 <text:s text:c="3"/>(set) <text:s text:c="9"/>(Default is 4K)</text:p>
          </table:table-cell>
          <table:table-cell table:style-name="ce12" office:value-type="string">
            <text:p>0 <text:span text:style-name="T3"><text:s text:c="3"/></text:span><text:span text:style-name="T4">(Alternate setting May be useful in <text:s text:c="6"/></text:span><text:s/>Note (d)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BOOTSZ0</text:p>
          </table:table-cell>
          <table:table-cell office:value-type="float" office:value="1">
            <text:p>1</text:p>
          </table:table-cell>
          <table:table-cell table:style-name="ce7" office:value-type="string">
            <text:p>Select Boot Block Size LSB</text:p>
          </table:table-cell>
          <table:table-cell table:style-name="ce7" office:value-type="string">
            <text:p>0 <text:s text:c="3"/>(set)</text:p>
          </table:table-cell>
          <table:table-cell table:style-name="ce12" office:value-type="string">
            <text:p>0 <text:s/><text:span text:style-name="T3"><text:s text:c="2"/></text:span><text:span text:style-name="T4">low memory situations)</text:span>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BOOTRST</text:p>
          </table:table-cell>
          <table:table-cell office:value-type="float" office:value="0">
            <text:p>0</text:p>
          </table:table-cell>
          <table:table-cell table:style-name="ce7" office:value-type="string">
            <text:p>Select Reset Vector</text:p>
          </table:table-cell>
          <table:table-cell table:style-name="ce7" office:value-type="string">
            <text:p>1 <text:s text:c="3"/>(not set)</text:p>
          </table:table-cell>
          <table:table-cell table:style-name="ce14" office:value-type="string">
            <text:p><text:s text:c="2"/>(X)<text:span text:style-name="T3"> <text:s text:c="2"/></text:span><text:span text:style-name="T4">Setting depends on application software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7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Config. Register Low Byte</text:p>
          </table:table-cell>
          <table:table-cell/>
          <table:table-cell table:style-name="ce7" table:number-columns-repeated="3"/>
          <table:table-cell table:number-columns-repeated="1019"/>
        </table:table-row>
        <table:table-row table:style-name="ro1">
          <table:table-cell table:style-name="ce4" office:value-type="string">
            <text:p>CKDIV8</text:p>
          </table:table-cell>
          <table:table-cell office:value-type="float" office:value="7">
            <text:p>7</text:p>
          </table:table-cell>
          <table:table-cell table:style-name="ce7" office:value-type="string">
            <text:p>Divide processor clock speed by 8</text:p>
          </table:table-cell>
          <table:table-cell table:style-name="ce7" office:value-type="string">
            <text:p>0 <text:s text:c="3"/>(set)</text:p>
          </table:table-cell>
          <table:table-cell table:style-name="ce12" office:value-type="string">
            <text:p><text:span text:style-name="T5">0</text:span><text:span text:style-name="T3"> <text:s text:c="3"/></text:span><text:span text:style-name="T4">CPU clock divide-by-8 <text:s text:c="23"/></text:span><text:span text:style-name="T3"><text:s text:c="5"/></text:span><text:span text:style-name="T5">Note (e)</text:span>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KOUT</text:p>
          </table:table-cell>
          <table:table-cell office:value-type="float" office:value="6">
            <text:p>6</text:p>
          </table:table-cell>
          <table:table-cell table:style-name="ce7" office:value-type="string">
            <text:p>Clock signal output for external circuits</text:p>
          </table:table-cell>
          <table:table-cell table:style-name="ce7" office:value-type="string">
            <text:p>1 <text:s text:c="3"/>(not set)</text:p>
          </table:table-cell>
          <table:table-cell table:style-name="ce7" office:value-type="string">
            <text:p><text:span text:style-name="T1">1</text:span> <text:s text:c="2"/><text:span text:style-name="T2"><text:s/>Not implemented in hardware.</text:span>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UT1</text:p>
          </table:table-cell>
          <table:table-cell office:value-type="float" office:value="5">
            <text:p>5</text:p>
          </table:table-cell>
          <table:table-cell table:style-name="ce7" office:value-type="string">
            <text:p>Startup Time (SUT) <text:s/>MSB</text:p>
          </table:table-cell>
          <table:table-cell table:style-name="ce7" office:value-type="string">
            <text:p>1 <text:s text:c="3"/>(set)</text:p>
          </table:table-cell>
          <table:table-cell table:style-name="ce7" office:value-type="string">
            <text:p><text:span text:style-name="T1">1</text:span> <text:s text:c="2"/><text:span text:style-name="T2"><text:s/>Value of recovery time</text:span>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UT0</text:p>
          </table:table-cell>
          <table:table-cell office:value-type="float" office:value="4">
            <text:p>4</text:p>
          </table:table-cell>
          <table:table-cell table:style-name="ce7" office:value-type="string">
            <text:p>Startup Time (SUT) <text:s/>LSB</text:p>
          </table:table-cell>
          <table:table-cell table:style-name="ce7" office:value-type="string">
            <text:p>0 <text:s text:c="3"/>(not set)</text:p>
          </table:table-cell>
          <table:table-cell table:style-name="ce7" office:value-type="string">
            <text:p><text:span text:style-name="T1">0</text:span> <text:s text:c="2"/><text:span text:style-name="T2"><text:s/>recommended for this hardware.</text:span>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KSEL3</text:p>
          </table:table-cell>
          <table:table-cell office:value-type="float" office:value="3">
            <text:p>3</text:p>
          </table:table-cell>
          <table:table-cell table:style-name="ce7" office:value-type="string">
            <text:p>Clock Source Option</text:p>
          </table:table-cell>
          <table:table-cell table:style-name="ce7" office:value-type="string">
            <text:p>0 <text:s text:c="3"/>(not set) <text:s text:c="5"/>Default 1 MHz <text:s/>intern.</text:p>
          </table:table-cell>
          <table:table-cell table:style-name="ce7" office:value-type="string">
            <text:p><text:span text:style-name="T1">0 <text:s/></text:span><text:s/><text:span text:style-name="T2"><text:s/>Internal 16 MHz clock source. <text:s/>Alternate</text:span>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KSEL2</text:p>
          </table:table-cell>
          <table:table-cell office:value-type="float" office:value="2">
            <text:p>2</text:p>
          </table:table-cell>
          <table:table-cell table:style-name="ce7" office:value-type="string">
            <text:p>Clock Source Option</text:p>
          </table:table-cell>
          <table:table-cell table:style-name="ce7" office:value-type="string">
            <text:p>0 <text:s text:c="3"/>(not set) <text:s text:c="13"/>“ <text:s text:c="11"/>“ <text:s text:c="6"/>“</text:p>
          </table:table-cell>
          <table:table-cell table:style-name="ce7" office:value-type="string">
            <text:p><text:span text:style-name="T1">0</text:span> <text:s text:c="2"/><text:span text:style-name="T2"><text:s/>choice of Y1 crystal or CKDIV8</text:span>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KSEL1</text:p>
          </table:table-cell>
          <table:table-cell office:value-type="float" office:value="1">
            <text:p>1</text:p>
          </table:table-cell>
          <table:table-cell table:style-name="ce7" office:value-type="string">
            <text:p>Clock Source Option</text:p>
          </table:table-cell>
          <table:table-cell table:style-name="ce7" office:value-type="string">
            <text:p>1 <text:s text:c="3"/>(set) <text:s text:c="20"/>“ <text:s text:c="11"/>“ <text:s text:c="6"/>“</text:p>
          </table:table-cell>
          <table:table-cell table:style-name="ce7" office:value-type="string">
            <text:p><text:span text:style-name="T1">1</text:span> <text:s text:c="2"/><text:span text:style-name="T2"><text:s/>will increase battery drain. </text:span><text:span text:style-name="T6"><text:s text:c="22"/>Note (f)</text:span>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KSEL0</text:p>
          </table:table-cell>
          <table:table-cell office:value-type="float" office:value="0">
            <text:p>0</text:p>
          </table:table-cell>
          <table:table-cell table:style-name="ce7" office:value-type="string">
            <text:p>Clock Source Option</text:p>
          </table:table-cell>
          <table:table-cell table:style-name="ce7" office:value-type="string">
            <text:p>0 <text:s text:c="3"/>(not set) <text:s text:c="13"/>“ <text:s text:c="11"/>“ <text:s text:c="6"/>“</text:p>
          </table:table-cell>
          <table:table-cell table:style-name="ce11" office:value-type="string">
            <text:p><text:span text:style-name="T1">0</text:span> <text:s text:c="3"/><text:span text:style-name="T2">SEE ALSO CLKPR register, <text:s/>pg. 157</text:span></text:p>
          </table:table-cell>
          <table:table-cell table:number-columns-repeated="1019"/>
        </table:table-row>
        <table:table-row table:style-name="ro2">
          <table:table-cell table:style-name="ce5" table:number-columns-repeated="5"/>
          <table:table-cell table:number-columns-repeated="1019"/>
        </table:table-row>
        <table:table-row table:style-name="ro2">
          <table:table-cell table:style-name="ce2" office:value-type="string">
            <text:p>NOTES:</text:p>
          </table:table-cell>
          <table:table-cell table:style-name="ce2" office:value-type="string">
            <text:p>“FUSE” ID</text:p>
          </table:table-cell>
          <table:table-cell table:style-name="ce7" office:value-type="string">
            <text:p>Page numbers for ATMEGA128RFA1 manual</text:p>
          </table:table-cell>
          <table:table-cell table:number-columns-repeated="1021"/>
        </table:table-row>
        <table:table-row table:style-name="ro2">
          <table:table-cell table:style-name="ce2"/>
          <table:table-cell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(a)</text:p>
          </table:table-cell>
          <table:table-cell office:value-type="string">
            <text:p>BODLEVEL2:0</text:p>
          </table:table-cell>
          <table:table-cell table:style-name="ce6" office:value-type="string">
            <text:p>BODLEVEL2 <text:s/>BODLEVEL1 <text:s/>BODLEVEL0</text:p>
          </table:table-cell>
          <table:table-cell table:style-name="ce7" office:value-type="string">
            <text:p>Brown Out Reset voltage</text:p>
          </table:table-cell>
          <table:table-cell table:number-columns-repeated="1020"/>
        </table:table-row>
        <table:table-row table:style-name="ro2">
          <table:table-cell table:style-name="ce3"/>
          <table:table-cell/>
          <table:table-cell table:style-name="ce9" office:value-type="string">
            <text:p><text:s text:c="12"/>0 <text:s text:c="20"/>0 <text:s text:c="21"/>0</text:p>
          </table:table-cell>
          <table:table-cell table:style-name="ce7" office:value-type="string">
            <text:p>2.4V <text:s/>} <text:s text:c="5"/>DISABLE to preven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>
            <text:p><text:s text:c="12"/>0 <text:s text:c="20"/>0 <text:s text:c="21"/>1</text:p>
          </table:table-cell>
          <table:table-cell table:style-name="ce7" office:value-type="string">
            <text:p>2.3V <text:s/>} <text:s text:c="5"/>rapid cycling of RESET</text:p>
          </table:table-cell>
          <table:table-cell table:style-name="Default"/>
          <table:table-cell table:style-name="ce7"/>
          <table:table-cell table:number-columns-repeated="1018"/>
        </table:table-row>
        <table:table-row table:style-name="ro2">
          <table:table-cell table:number-columns-repeated="2"/>
          <table:table-cell table:style-name="ce9" office:value-type="string">
            <text:p><text:s text:c="12"/>0 <text:s text:c="20"/>1 <text:s text:c="21"/>0</text:p>
          </table:table-cell>
          <table:table-cell table:style-name="ce7" office:value-type="string">
            <text:p>2.2V <text:s/>} <text:s text:c="5"/>at low battery voltage.</text:p>
          </table:table-cell>
          <table:table-cell table:style-name="Default"/>
          <table:table-cell table:style-name="ce7"/>
          <table:table-cell table:number-columns-repeated="1018"/>
        </table:table-row>
        <table:table-row table:style-name="ro1">
          <table:table-cell table:number-columns-repeated="2"/>
          <table:table-cell table:style-name="ce9" office:value-type="string">
            <text:p><text:s text:c="12"/>0 <text:s text:c="20"/>1 <text:s text:c="21"/>1</text:p>
          </table:table-cell>
          <table:table-cell table:style-name="ce7" office:value-type="string">
            <text:p>2.1V <text:s/>} <text:s text:c="5"/>Use <text:span text:style-name="T1">BATMON</text:span> register and </text:p>
          </table:table-cell>
          <table:table-cell table:style-name="Default"/>
          <table:table-cell table:style-name="ce7"/>
          <table:table-cell table:number-columns-repeated="1018"/>
        </table:table-row>
        <table:table-row table:style-name="ro2">
          <table:table-cell table:number-columns-repeated="2"/>
          <table:table-cell table:style-name="ce9" office:value-type="string">
            <text:p><text:s text:c="12"/>1 <text:s text:c="20"/>0 <text:s text:c="21"/>0</text:p>
          </table:table-cell>
          <table:table-cell table:style-name="ce7" office:value-type="string">
            <text:p>2.0V <text:s/>} <text:s text:c="5"/>interrupt handler for low</text:p>
          </table:table-cell>
          <table:table-cell table:style-name="Default"/>
          <table:table-cell table:style-name="ce7"/>
          <table:table-cell table:number-columns-repeated="1018"/>
        </table:table-row>
        <table:table-row table:style-name="ro2">
          <table:table-cell table:number-columns-repeated="2"/>
          <table:table-cell table:style-name="ce9" office:value-type="string">
            <text:p><text:s text:c="12"/>1 <text:s text:c="20"/>0 <text:s text:c="21"/>1</text:p>
          </table:table-cell>
          <table:table-cell table:style-name="ce7" office:value-type="string">
            <text:p>1.9V <text:s/>} <text:s text:c="5"/>battery alarm. <text:s/>See pages</text:p>
          </table:table-cell>
          <table:table-cell table:style-name="Default"/>
          <table:table-cell table:style-name="ce7"/>
          <table:table-cell table:number-columns-repeated="1018"/>
        </table:table-row>
        <table:table-row table:style-name="ro2">
          <table:table-cell table:number-columns-repeated="2"/>
          <table:table-cell table:style-name="ce9" office:value-type="string">
            <text:p><text:s text:c="12"/>1 <text:s text:c="20"/>1 <text:s text:c="21"/>0</text:p>
          </table:table-cell>
          <table:table-cell table:style-name="ce7" office:value-type="string">
            <text:p>1.8V <text:s/>} <text:s text:c="5"/>81 &amp; 185 par. 1</text:p>
          </table:table-cell>
          <table:table-cell table:style-name="Default"/>
          <table:table-cell table:style-name="ce7"/>
          <table:table-cell table:number-columns-repeated="1018"/>
        </table:table-row>
        <table:table-row table:style-name="ro1">
          <table:table-cell table:number-columns-repeated="2"/>
          <table:table-cell table:style-name="ce9" office:value-type="string">
            <text:p><text:s text:c="12"/>1 <text:s text:c="20"/>1 <text:s text:c="21"/>1</text:p>
          </table:table-cell>
          <table:table-cell table:style-name="ce7" office:value-type="string">
            <text:p><text:span text:style-name="T1">DISABLED (recommended)</text:span>.</text:p>
          </table:table-cell>
          <table:table-cell table:style-name="Default"/>
          <table:table-cell table:number-columns-repeated="1019"/>
        </table:table-row>
        <table:table-row table:style-name="ro2">
          <table:table-cell table:number-columns-repeated="2"/>
          <table:table-cell table:style-name="ce9"/>
          <table:table-cell table:style-name="ce6"/>
          <table:table-cell table:number-columns-repeated="1020"/>
        </table:table-row>
        <table:table-row table:style-name="ro2">
          <table:table-cell table:style-name="ce3" office:value-type="string">
            <text:p>(b)</text:p>
          </table:table-cell>
          <table:table-cell office:value-type="string">
            <text:p>OCDEN</text:p>
          </table:table-cell>
          <table:table-cell office:value-type="string">
            <text:p>On Chip Debug enable</text:p>
          </table:table-cell>
          <table:table-cell table:style-name="ce7" office:value-type="string">
            <text:p>Enabling On Chip Debug increase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"/>
          <table:table-cell table:style-name="ce7" office:value-type="string">
            <text:p>battery drain during sleep mode;</text:p>
          </table:table-cell>
          <table:table-cell table:number-columns-repeated="1020"/>
        </table:table-row>
        <table:table-row table:style-name="ro2">
          <table:table-cell table:style-name="ce6"/>
          <table:table-cell/>
          <table:table-cell table:style-name="ce6"/>
          <table:table-cell table:style-name="ce7" office:value-type="string">
            <text:p>May set (0) during development.</text:p>
          </table:table-cell>
          <table:table-cell table:number-columns-repeated="1020"/>
        </table:table-row>
        <table:table-row table:style-name="ro2">
          <table:table-cell table:style-name="ce6"/>
          <table:table-cell/>
          <table:table-cell table:style-name="ce6"/>
          <table:table-cell table:style-name="ce7" office:value-type="string">
            <text:p>Must unset (1) for production code.</text:p>
          </table:table-cell>
          <table:table-cell table:number-columns-repeated="1020"/>
        </table:table-row>
        <table:table-row table:style-name="ro2">
          <table:table-cell table:style-name="ce6" table:number-columns-repeated="2"/>
          <table:table-cell table:style-name="ce7" table:number-columns-repeated="2"/>
          <table:table-cell table:number-columns-repeated="1020"/>
        </table:table-row>
        <table:table-row table:style-name="ro2">
          <table:table-cell table:style-name="ce3" office:value-type="string">
            <text:p>(c)</text:p>
          </table:table-cell>
          <table:table-cell office:value-type="string">
            <text:p>JTAG</text:p>
          </table:table-cell>
          <table:table-cell office:value-type="string">
            <text:p>JTAG Programming enable</text:p>
          </table:table-cell>
          <table:table-cell table:style-name="ce7" office:value-type="string">
            <text:p>1 <text:s/>(unset) to use Port F high nibbl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3" office:value-type="string">
            <text:p>(d)</text:p>
          </table:table-cell>
          <table:table-cell office:value-type="string">
            <text:p>BOOTSZ</text:p>
          </table:table-cell>
          <table:table-cell table:style-name="ce7" office:value-type="string">
            <text:p>BOOTSZ1 <text:s text:c="19"/>BOOTSZ0</text:p>
          </table:table-cell>
          <table:table-cell table:style-name="ce7" office:value-type="string">
            <text:p>See also ppg. <text:s/>457, 466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>
            <text:p><text:s text:c="8"/>0 <text:s text:c="33"/>0</text:p>
          </table:table-cell>
          <table:table-cell table:style-name="ce7" office:value-type="string">
            <text:p>4K <text:s text:c="3"/>(32 memory pages)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>
            <text:p><text:s text:c="8"/>0 <text:s text:c="33"/>1</text:p>
          </table:table-cell>
          <table:table-cell table:style-name="ce7" office:value-type="string">
            <text:p>2K <text:s text:c="3"/>(16 memory pages)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>
            <text:p><text:s text:c="8"/>1 <text:s text:c="33"/>0</text:p>
          </table:table-cell>
          <table:table-cell table:style-name="ce7" office:value-type="string">
            <text:p>1K <text:s text:c="3"/>(8 memory pages)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>
            <text:p><text:s text:c="8"/>1 <text:s text:c="33"/>1</text:p>
          </table:table-cell>
          <table:table-cell table:style-name="ce7" office:value-type="string">
            <text:p>512 “words” (4 memory pages)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table:number-columns-repeated="2"/>
          <table:table-cell table:number-columns-repeated="1020"/>
        </table:table-row>
        <table:table-row table:style-name="ro2">
          <table:table-cell table:style-name="ce3" office:value-type="string">
            <text:p>(e)</text:p>
          </table:table-cell>
          <table:table-cell office:value-type="string">
            <text:p>CKDIV8</text:p>
          </table:table-cell>
          <table:table-cell office:value-type="string">
            <text:p>Divide CPU clock by 8</text:p>
          </table:table-cell>
          <table:table-cell table:style-name="ce7" office:value-type="string">
            <text:p>Disabling <text:s/>increases CPU clock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/>
          <table:table-cell table:style-name="ce7" office:value-type="string">
            <text:p>to 8 MHz &amp; increases battery draw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/>
          <table:table-cell table:style-name="ce7" office:value-type="string">
            <text:p>Unset if more CPU needed.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/>
          <table:table-cell table:style-name="ce7" office:value-type="string">
            <text:p>See also <text:span text:style-name="T1">note (f)</text:span> &amp; pg. 157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table:number-columns-repeated="2"/>
          <table:table-cell table:number-columns-repeated="1020"/>
        </table:table-row>
        <table:table-row table:style-name="ro2">
          <table:table-cell table:style-name="ce3" office:value-type="string">
            <text:p>(f)</text:p>
          </table:table-cell>
          <table:table-cell office:value-type="string">
            <text:p>CKSEL3:0</text:p>
          </table:table-cell>
          <table:table-cell table:style-name="ce10" office:value-type="string">
            <text:p>Clock Select</text:p>
          </table:table-cell>
          <table:table-cell table:style-name="ce7" office:value-type="string">
            <text:p>Clock Source/recovery time option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6" office:value-type="string">
            <text:p>CKSEL3 <text:s text:c="2"/>CKSEL2 <text:s text:c="2"/>CKSEL1 <text:s text:c="2"/>CKSEL0</text:p>
          </table:table-cell>
          <table:table-cell table:style-name="ce11" office:value-type="string">
            <text:p>These options have no MSB/LSB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9" office:value-type="string">
            <text:p><text:s text:c="8"/>0 <text:s text:c="14"/>0 <text:s text:c="15"/>0 <text:s text:c="15"/>0</text:p>
          </table:table-cell>
          <table:table-cell table:style-name="ce7" office:value-type="string">
            <text:p>External Clock <text:s text:c="2"/>(<text:span text:style-name="T2">Do Not Use</text:span>)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>
            <text:p><text:s text:c="8"/>0 <text:s text:c="14"/>0 <text:s text:c="15"/>0 <text:s text:c="15"/>1</text:p>
          </table:table-cell>
          <table:table-cell table:style-name="ce7" office:value-type="string">
            <text:p>Undocumented, Reserved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>
            <text:p><text:s text:c="8"/>0 <text:s text:c="14"/>0 <text:s text:c="15"/>1 <text:s text:c="15"/>0</text:p>
          </table:table-cell>
          <table:table-cell table:style-name="ce12" office:value-type="string">
            <text:p>Calibrated Internal RC Oscillator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>
            <text:p><text:s text:c="8"/>0 <text:s text:c="14"/>0 <text:s text:c="15"/>1 <text:s text:c="15"/>1</text:p>
          </table:table-cell>
          <table:table-cell table:style-name="ce8" office:value-type="string">
            <text:p>Internal 128 kHz RC Oscillator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>
            <text:p><text:s text:c="8"/>0 <text:s text:c="14"/>1 <text:s text:c="15"/>0 <text:s text:c="15"/>0</text:p>
          </table:table-cell>
          <table:table-cell table:style-name="ce7" office:value-type="string">
            <text:p>Undocumented, Reserved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>
            <text:p><text:s text:c="8"/>0 <text:s text:c="14"/>1 <text:s text:c="15"/>0 <text:s text:c="15"/>1</text:p>
          </table:table-cell>
          <table:table-cell table:style-name="ce7" office:value-type="string">
            <text:p>Undocumented, Reserved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9" office:value-type="string">
            <text:p><text:s text:c="8"/>0 <text:s text:c="14"/>1 <text:s text:c="15"/>1 <text:s text:c="15"/>0</text:p>
          </table:table-cell>
          <table:table-cell table:style-name="ce7" office:value-type="string">
            <text:p>16 MHz xtal &amp; settling time option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0" office:value-type="string">
            <text:p>-- through --</text:p>
          </table:table-cell>
          <table:table-cell table:style-name="Default"/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>
            <text:p><text:s text:c="8"/>1 <text:s text:c="14"/>1 <text:s text:c="15"/>1 <text:s text:c="15"/>1</text:p>
          </table:table-cell>
          <table:table-cell table:style-name="ce7" office:value-type="string">
            <text:p><text:s text:c="6"/>“ <text:s text:c="11"/>“ <text:s text:c="14"/>“ <text:s text:c="10"/>“ <text:s text:c="8"/>“</text:p>
          </table:table-cell>
          <table:table-cell table:number-columns-repeated="1020"/>
        </table:table-row>
        <table:table-row table:style-name="ro2" table:number-rows-repeated="9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 table:number-rows-repeated="1048489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6T22:58:07</meta:creation-date>
    <dc:date>2013-03-07T13:05:13</dc:date>
    <meta:editing-duration>PT13H35M46S</meta:editing-duration>
    <meta:editing-cycles>27</meta:editing-cycles>
    <meta:generator>LibreOffice/3.6$Linux_X86_64 LibreOffice_project/360m1$Build-1</meta:generator>
    <meta:document-statistic meta:table-count="1" meta:cell-count="207" meta:object-count="0"/>
  </office:meta>
</office:document-meta>
</file>